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028cm" svg:stroke-color="#cccccc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objectwithoutfill">
      <style:graphic-properties draw:stroke="dash" draw:stroke-dash="Fine_20_Dashed" svg:stroke-color="#00a65d" draw:marker-end="Arrow" draw:fill="none" draw:textarea-vertical-align="middle"/>
    </style:style>
    <style:style style:name="gr3" style:family="graphic" style:parent-style-name="objectwithoutfill">
      <style:graphic-properties draw:stroke="dash" draw:stroke-dash="Fine_20_Dashed" svg:stroke-color="#ed1c24" draw:marker-end="Arrow" draw:fill="none" draw:textarea-vertical-align="middle"/>
    </style:style>
    <style:style style:name="gr4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svg:stroke-color="#666666" draw:fill="gradient" draw:fill-color="#eeeeee" draw:fill-gradient-name="Gradient_20_20" draw:textarea-horizontal-align="justify" draw:textarea-vertical-align="middle" draw:auto-grow-height="false" fo:min-height="0cm" fo:min-width="2.597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standard">
      <style:graphic-properties svg:stroke-color="#000000" draw:fill="none" draw:textarea-vertical-align="middle" draw:auto-grow-height="false" fo:min-height="1.27cm" fo:min-width="0cm"/>
    </style:style>
    <style:style style:name="gr8" style:family="graphic" style:parent-style-name="standard">
      <style:graphic-properties svg:stroke-color="#000000" draw:fill="none" draw:textarea-vertical-align="middle" draw:auto-grow-height="false" fo:min-height="2.658cm" fo:min-width="0cm"/>
    </style:style>
    <style:style style:name="gr9" style:family="graphic" style:parent-style-name="standard">
      <style:graphic-properties svg:stroke-color="#a3238e" draw:fill-color="#bd7cb5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width="0.018cm" svg:stroke-color="#003d73" draw:marker-start-width="0.227cm" draw:marker-end-width="0.227cm" draw:fill-color="#00b6bd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gradient" draw:fill-color="#eeeeee" draw:fill-gradient-name="Gradient_20_2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bd7cb5"/>
      <style:paragraph-properties fo:text-align="center"/>
    </style:style>
    <style:style style:name="P5" style:family="paragraph">
      <loext:graphic-properties draw:fill-color="#00b6bd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482cm" svg:y1="1.96cm" svg:x2="4.966cm" svg:y2="0.852cm">
          <text:p/>
        </draw:line>
        <draw:line draw:style-name="gr2" draw:text-style-name="P1" draw:layer="layout" svg:x1="0.938cm" svg:y1="4.271cm" svg:x2="0.977cm" svg:y2="0.303cm">
          <text:p/>
        </draw:line>
        <draw:line draw:style-name="gr3" draw:text-style-name="P1" draw:layer="layout" svg:x1="0.495cm" svg:y1="3.727cm" svg:x2="7.024cm" svg:y2="3.727cm">
          <text:p/>
        </draw:line>
        <draw:line draw:style-name="gr4" draw:text-style-name="P1" draw:layer="layout" svg:x1="3.493cm" svg:y1="1.937cm" svg:x2="4.948cm" svg:y2="2.418cm">
          <text:p/>
        </draw:line>
        <draw:custom-shape draw:style-name="gr5" draw:text-style-name="P2" draw:layer="layout" svg:width="3.097cm" svg:height="0.234cm" draw:transform="rotate (0.60336032241444) translate (0.881cm 3.612cm)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0.487cm" svg:height="0.242cm" svg:x="4.139cm" svg:y="1.54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7" draw:text-style-name="P1" draw:layer="layout" svg:width="0.156cm" svg:height="1.52cm" draw:transform="rotate (1.27688288075905) translate (3.385cm 2.22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1" draw:layer="layout" svg:width="0.156cm" svg:height="3.068cm" draw:transform="rotate (-0.948760981384118) translate (3.255cm 1.63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0.445cm" svg:height="0.47cm" svg:x="3.797cm" svg:y="2.42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3" draw:layer="layout" svg:width="0.331cm" svg:height="0.47cm" svg:x="1.759cm" svg:y="2.08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9" draw:text-style-name="P4" draw:layer="layout" svg:width="0.141cm" svg:height="0.141cm" svg:x="4.87cm" svg:y="2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36cm" svg:height="0.47cm" svg:x="6.541cm" svg:y="3.78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6" draw:text-style-name="P3" draw:layer="layout" svg:width="0.471cm" svg:height="0.47cm" svg:x="0.448cm" svg:y="0.24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6" draw:text-style-name="P3" draw:layer="layout" svg:width="1.229cm" svg:height="0.513cm" svg:x="4.938cm" svg:y="2.35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10" draw:text-style-name="P5" draw:layer="layout" svg:width="0.163cm" svg:height="0.163cm" svg:x="3.407cm" svg:y="1.8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1" draw:layer="layout" svg:width="0.503cm" svg:height="0.246cm" draw:transform="rotate (1.10374621896121) translate (3.91424354992352cm 1.99968126683877cm)" svg:viewBox="0 0 504 247" svg:d="M0 247c400 0 504-247 504-247">
          <text:p/>
        </draw:path>
        <draw:path draw:style-name="gr11" draw:text-style-name="P1" draw:layer="layout" svg:width="0.475cm" svg:height="0.268cm" draw:transform="rotate (1.20724424360448) translate (1.81289738681748cm 3.61946458647496cm)" svg:viewBox="0 0 476 269" svg:d="M0 269c385 0 476-269 476-269">
          <text:p/>
        </draw:path>
        <draw:frame draw:style-name="gr6" draw:text-style-name="P3" draw:layer="layout" svg:width="0.878cm" svg:height="0.47cm" svg:x="2.091cm" svg:y="3.07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0" draw:display-name="Gradient 20" draw:style="linear" draw:start-color="#cccccc" draw:end-color="#ffffff" draw:start-intensity="100%" draw:end-intensity="100%" draw:angle="13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5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1T17:03:41.928235403</meta:creation-date>
    <dc:date>2020-08-12T17:54:41.549865218</dc:date>
    <meta:editing-duration>PT23H4M57S</meta:editing-duration>
    <meta:editing-cycles>16</meta:editing-cycles>
    <meta:generator>LibreOffice/6.0.7.3$Linux_X86_64 LibreOffice_project/00m0$Build-3</meta:generator>
    <meta:document-statistic meta:object-count="18"/>
  </office:meta>
</office:document-meta>
</file>

<file path=Object 1/content.xml><?xml version="1.0" encoding="utf-8"?>
<math xmlns="http://www.w3.org/1998/Math/MathML" display="block">
  <semantics>
    <mi>α</mi>
    <annotation encoding="StarMath 5.0">%alpha</annotation>
  </semantics>
</math>
</file>

<file path=Object 2/content.xml><?xml version="1.0" encoding="utf-8"?>
<math xmlns="http://www.w3.org/1998/Math/MathML" display="block">
  <semantics>
    <mi>d</mi>
    <annotation encoding="StarMath 5.0">d</annotation>
  </semantics>
</math>
</file>

<file path=Object 3/content.xml><?xml version="1.0" encoding="utf-8"?>
<math xmlns="http://www.w3.org/1998/Math/MathML" display="block">
  <semantics>
    <mi>l</mi>
    <annotation encoding="StarMath 5.0">l</annotation>
  </semantics>
</math>
</file>

<file path=Object 4/content.xml><?xml version="1.0" encoding="utf-8"?>
<math xmlns="http://www.w3.org/1998/Math/MathML" display="block">
  <semantics>
    <mi>x</mi>
    <annotation encoding="StarMath 5.0">x</annotation>
  </semantics>
</math>
</file>

<file path=Object 5/content.xml><?xml version="1.0" encoding="utf-8"?>
<math xmlns="http://www.w3.org/1998/Math/MathML" display="block">
  <semantics>
    <mi>y</mi>
    <annotation encoding="StarMath 5.0">y</annotation>
  </semantics>
</math>
</file>

<file path=Object 6/content.xml><?xml version="1.0" encoding="utf-8"?>
<math xmlns="http://www.w3.org/1998/Math/MathML" display="block">
  <semantics>
    <mrow>
      <mo fence="true" stretchy="false">(</mo>
      <mrow>
        <mrow>
          <mi>x</mi>
          <mi>,</mi>
          <mi>y</mi>
        </mrow>
      </mrow>
      <mo fence="true" stretchy="false">)</mo>
    </mrow>
    <annotation encoding="StarMath 5.0">(x, y)</annotation>
  </semantics>
</math>
</file>

<file path=Object 7/content.xml><?xml version="1.0" encoding="utf-8"?>
<math xmlns="http://www.w3.org/1998/Math/MathML" display="block">
  <semantics>
    <mrow>
      <mn>45</mn>
      <mi>°</mi>
    </mrow>
    <annotation encoding="StarMath 5.0">45 °</annotation>
  </semantics>
</math>
</file>